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9f8" officeooo:paragraph-rsid="001529f8"/>
    </style:style>
    <style:style style:name="P2" style:family="paragraph" style:parent-style-name="Standard">
      <style:text-properties officeooo:rsid="0016ba69" officeooo:paragraph-rsid="0016ba69"/>
    </style:style>
    <style:style style:name="T1" style:family="text">
      <style:text-properties officeooo:rsid="001622f6"/>
    </style:style>
    <style:style style:name="T2" style:family="text">
      <style:text-properties officeooo:rsid="001728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3</text:p>
      <text:p text:style-name="P1">9- </text:p>
      <text:p text:style-name="P1">En la pestaña run se pueden ejecutar los dos</text:p>
      <text:p text:style-name="P1">d) espera a que ponga un número para ejecutarse</text:p>
      <text:p text:style-name="P1">e)<text:span text:style-name="T1">click derecho en java en propiedades,clikeamos en run y en el browser seleccionamos la que queremos que sea la principal</text:span></text:p>
      <text:p text:style-name="P1"/>
      <text:p text:style-name="P2">11-</text:p>
      <text:p text:style-name="P2">file export en (.zip y luego <text:span text:style-name="T2">en otro pc lo import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20:11:43.595432397</meta:creation-date>
    <dc:date>2018-12-14T21:02:00.784348636</dc:date>
    <meta:editing-duration>PT3M11S</meta:editing-duration>
    <meta:editing-cycles>1</meta:editing-cycles>
    <meta:document-statistic meta:table-count="0" meta:image-count="0" meta:object-count="0" meta:page-count="1" meta:paragraph-count="7" meta:word-count="53" meta:character-count="280" meta:non-whitespace-character-count="233"/>
    <meta:generator>LibreOffice/6.0.3.2$Linux_X86_64 LibreOffice_project/00m0$Build-2</meta:generator>
  </office:meta>
</office:document-meta>
</file>